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opacity="100%" draw:opacity-name="Transparency_20_2" draw:textarea-horizontal-align="justify" draw:textarea-vertical-align="middle" draw:auto-grow-height="false" fo:min-height="4.83cm" fo:min-width="9.661cm"/>
      <style:paragraph-properties style:writing-mode="lr-tb"/>
    </style:style>
    <style:style style:name="gr2" style:family="graphic" style:parent-style-name="objectwithoutfill">
      <style:graphic-properties svg:stroke-width="0.106cm" svg:stroke-color="#00a933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ff0000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2a6099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dash" draw:stroke-dash="Long_20_Dash" draw:marker-start="Arrowheads_20_5" draw:marker-start-width="0.3cm" draw:marker-end="Arrowheads_20_6" draw:marker-end-width="0.3cm" draw:textarea-vertical-align="middle"/>
      <style:paragraph-properties style:writing-mode="lr-tb"/>
    </style:style>
    <style:style style:name="gr6" style:family="graphic" style:parent-style-name="standard">
      <style:graphic-properties draw:marker-start="Arrowheads_20_7" draw:marker-start-width="0.3cm" draw:marker-end="Arrowheads_20_8" draw:marker-end-width="0.3cm" draw:textarea-vertical-align="bottom"/>
      <style:paragraph-properties style:writing-mode="lr-tb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 fo:min-height="0.385cm" fo:min-width="1.405cm"/>
      <style:paragraph-properties style:writing-mode="lr-tb"/>
    </style:style>
    <style:style style:name="gr8" style:family="graphic" style:parent-style-name="standard">
      <style:graphic-properties svg:stroke-color="#ffffff" draw:fill="none" draw:opacity="100%" draw:opacity-name="Transparency_20_1" draw:textarea-horizontal-align="justify" draw:textarea-vertical-align="middle" draw:auto-grow-height="false" fo:min-height="0.385cm" fo:min-width="1.40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158466" draw:textarea-horizontal-align="justify" draw:textarea-vertical-align="middle" draw:auto-grow-height="false" fo:min-height="0.199cm" fo:min-width="0cm"/>
      <style:paragraph-properties style:writing-mode="lr-tb"/>
    </style:style>
    <style:style style:name="gr11" style:family="graphic" style:parent-style-name="standard">
      <style:graphic-properties draw:fill-color="#eeeeee" draw:opacity="100%" draw:opacity-name="Transparency_20_2" draw:textarea-horizontal-align="justify" draw:textarea-vertical-align="middle" draw:auto-grow-height="false" fo:min-height="1.655cm" fo:min-width="3.629cm"/>
      <style:paragraph-properties style:writing-mode="lr-tb"/>
    </style:style>
    <style:style style:name="gr12" style:family="graphic" style:parent-style-name="standard">
      <style:graphic-properties draw:fill-color="#eeeeee" draw:opacity="100%" draw:opacity-name="Transparency_20_2" draw:textarea-horizontal-align="justify" draw:textarea-vertical-align="middle" draw:auto-grow-height="false" fo:min-height="6.1cm" fo:min-width="9.66cm"/>
      <style:paragraph-properties style:writing-mode="lr-tb"/>
    </style:style>
    <style:style style:name="gr13" style:family="graphic" style:parent-style-name="standard">
      <style:graphic-properties svg:stroke-color="#ffffff" draw:fill="none" draw:opacity="100%" draw:opacity-name="Transparency_20_1" draw:textarea-horizontal-align="justify" draw:textarea-vertical-align="middle" draw:auto-grow-height="false" fo:min-height="0.385cm" fo:min-width="1.53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cm" fo:min-width="0cm"/>
      <style:paragraph-properties style:writing-mode="lr-tb"/>
    </style:style>
    <style:style style:name="gr15" style:family="graphic" style:parent-style-name="Arrow_20_Line" style:list-style-name="L1">
      <style:graphic-properties draw:textarea-vertical-align="middle" draw:line-distance="1.07cm"/>
      <style:paragraph-properties style:writing-mode="lr-tb"/>
    </style:style>
    <style:style style:name="gr16" style:family="graphic" style:parent-style-name="Arrow_20_Line">
      <style:graphic-properties draw:textarea-vertical-align="middle"/>
      <style:paragraph-properties style:writing-mode="lr-tb"/>
    </style:style>
    <style:style style:name="gr17" style:family="graphic" style:parent-style-name="Arrow_20_Line" style:list-style-name="L1">
      <style:graphic-properties draw:textarea-vertical-align="middle" draw:line-distance="1.705cm"/>
      <style:paragraph-properties style:writing-mode="lr-tb"/>
    </style:style>
    <style:style style:name="P1" style:family="paragraph">
      <loext:graphic-properties draw:fill-color="#eeeeee" draw:opacity="100%" draw:opacity-name="Transparency_20_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paragraph-properties fo:margin-left="0.203cm" fo:margin-right="0cm" fo:margin-top="2.032cm" fo:margin-bottom="0cm" fo:text-align="end" fo:text-indent="0cm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opacity="100%" draw:opacity-name="Transparency_20_1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opacity="100%" draw:opacity-name="Transparency_20_1"/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158466"/>
      <style:paragraph-properties fo:text-align="center"/>
    </style:style>
    <style:style style:name="P13" style:family="paragraph">
      <loext:graphic-properties draw:fill-color="#158466"/>
      <style:paragraph-properties fo:text-align="center"/>
      <style:text-properties fo:color="#ffff00" loext:opacity="100%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none" draw:opacity="100%" draw:opacity-name="Transparency_20_1"/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00" loext:opacity="100%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1cm" svg:height="5.08cm" svg:x="4.809cm" svg:y="6.0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127cm" svg:y1="20.684cm" svg:x2="5.127cm" svg:y2="17.192cm">
          <text:p/>
        </draw:line>
        <draw:line draw:style-name="gr3" draw:text-style-name="P2" draw:layer="layout" svg:x1="9.89cm" svg:y1="8.62cm" svg:x2="17.192cm" svg:y2="8.62cm">
          <text:p/>
        </draw:line>
        <draw:line draw:style-name="gr4" draw:text-style-name="P2" draw:layer="layout" svg:x1="9.89cm" svg:y1="8.647cm" svg:x2="4.073cm" svg:y2="12.747cm">
          <text:p/>
        </draw:line>
        <draw:line draw:style-name="gr5" draw:text-style-name="P3" draw:layer="layout" svg:x1="4.795cm" svg:y1="11.633cm" svg:x2="14.955cm" svg:y2="11.633cm">
          <text:p text:style-name="P3"/>
          <text:p text:style-name="P3"/>
          <text:p text:style-name="P3"><text:span text:style-name="T1">Width (w)</text:span></text:p>
          <text:p text:style-name="P3"/>
        </draw:line>
        <draw:line draw:style-name="gr6" draw:text-style-name="P3" draw:layer="layout" svg:x1="15.605cm" svg:y1="6.08cm" svg:x2="15.605cm" svg:y2="11.16cm">
          <text:p text:style-name="P3"><text:s text:c="4"/></text:p>
          <text:p text:style-name="P3"/>
          <text:p text:style-name="P4"><text:span text:style-name="T1"><text:s text:c="3"/></text:span></text:p>
          <text:p text:style-name="P4"><text:span text:style-name="T1"/></text:p>
          <text:p text:style-name="P4"><text:span text:style-name="T1"/></text:p>
          <text:p text:style-name="P5"><text:span text:style-name="T1">Height (h)</text:span></text:p>
        </draw:line>
        <draw:custom-shape draw:style-name="gr7" draw:text-style-name="P7" draw:layer="layout" svg:width="1.905cm" svg:height="0.635cm" svg:x="9.572cm" svg:y="3.857cm">
          <text:p text:style-name="P6"><text:span text:style-name="T1">Y axi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905cm" svg:height="0.635cm" svg:x="3.857cm" svg:y="13.382cm">
          <text:p text:style-name="P8"><text:span text:style-name="T2">orthogonal </text:span></text:p>
          <text:p text:style-name="P8"><text:span text:style-name="T2">to both X and Y axis.</text:span></text:p>
          <text:p text:style-name="P8"><text:span text:style-name="T2">Goes out of screen, </text:span></text:p>
          <text:p text:style-name="P8"><text:span text:style-name="T2">towards the observer.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635cm" svg:x="15.922cm" svg:y="7.35cm">
          <text:p text:style-name="P6"><text:span text:style-name="T1">X axi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05cm" svg:height="0.635cm" svg:x="10.207cm" svg:y="8.62cm">
          <text:p text:style-name="P6"><text:span text:style-name="T1">(x =0, y = 0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05cm" svg:height="0.635cm" svg:x="14.97cm" svg:y="5.127cm">
          <text:p text:style-name="P6"><text:span text:style-name="T1">(x = 1, y = 1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05cm" svg:height="0.635cm" svg:x="15.287cm" svg:y="11.477cm">
          <text:p text:style-name="P6"><text:span text:style-name="T1">(x = 1, y = -1)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001cm" svg:height="0.001cm" svg:x="14.97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layer="layout" svg:width="0.635cm" svg:height="0.635cm" svg:x="14.652cm" svg:y="10.842cm">
          <text:p text:style-name="P11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35cm" svg:height="0.635cm" svg:x="14.652cm" svg:y="5.762cm">
          <text:p text:style-name="P3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35cm" svg:height="0.635cm" svg:x="4.492cm" svg:y="5.762cm">
          <text:p text:style-name="P3"><text:span text:style-name="T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905cm" svg:height="0.635cm" svg:x="6.397cm" svg:y="6.397cm">
          <text:p text:style-name="P6"><text:span text:style-name="T1">OpenGL window scree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05cm" svg:height="0.635cm" svg:x="1.952cm" svg:y="5.445cm">
          <text:p text:style-name="P6"><text:span text:style-name="T1">(x = -1, y = +1)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35cm" svg:height="0.635cm" svg:x="4.492cm" svg:y="10.842cm">
          <text:p text:style-name="P11"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905cm" svg:height="0.635cm" svg:x="2.27cm" svg:y="11.16cm">
          <text:p text:style-name="P6"><text:span text:style-name="T1">(x = -1, y = -1)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127cm" svg:y1="20.684cm" svg:x2="9.572cm" svg:y2="20.684cm">
          <text:p/>
        </draw:line>
        <draw:line draw:style-name="gr4" draw:text-style-name="P2" draw:layer="layout" svg:x1="5.127cm" svg:y1="20.684cm" svg:x2="2.802cm" svg:y2="23.224cm">
          <text:p/>
        </draw:line>
        <draw:custom-shape draw:style-name="gr8" draw:text-style-name="P10" draw:layer="layout" svg:width="1.905cm" svg:height="0.635cm" svg:x="2.587cm" svg:y="23.224cm">
          <text:p text:style-name="P6"><text:span text:style-name="T1">Z axis 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89cm" svg:y1="8.62cm" svg:x2="9.89cm" svg:y2="4.492cm">
          <text:p/>
        </draw:line>
        <draw:custom-shape draw:style-name="gr7" draw:text-style-name="P7" draw:layer="layout" svg:width="1.905cm" svg:height="0.635cm" svg:x="5.127cm" svg:y="17.192cm">
          <text:p text:style-name="P6"><text:span text:style-name="T1">Y axi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635cm" svg:x="8.937cm" svg:y="21.002cm">
          <text:p text:style-name="P6"><text:span text:style-name="T1">X axis </text:span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635cm" svg:x="4.809cm" svg:y="16.239cm">
          <text:p text:style-name="P6"><text:span text:style-name="T1">OpenGL Default Coordinate 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635cm" svg:x="13.063cm" svg:y="15.923cm">
          <text:p text:style-name="P6"><text:span text:style-name="T1">Math and physics </text:span></text:p>
          <text:p text:style-name="P6"><text:span text:style-name="T1">Coordinate system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699cm" svg:y1="20.685cm" svg:x2="13.699cm" svg:y2="16.875cm">
          <text:p/>
        </draw:line>
        <draw:line draw:style-name="gr3" draw:text-style-name="P2" draw:layer="layout" svg:x1="13.699cm" svg:y1="20.685cm" svg:x2="11.159cm" svg:y2="23.542cm">
          <text:p/>
        </draw:line>
        <draw:custom-shape draw:style-name="gr7" draw:text-style-name="P7" draw:layer="layout" svg:width="1.905cm" svg:height="0.635cm" svg:x="11.159cm" svg:y="23.542cm">
          <text:p text:style-name="P6"><text:span text:style-name="T1">X axi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905cm" svg:height="0.635cm" svg:x="14.016cm" svg:y="16.875cm">
          <text:p text:style-name="P6"><text:span text:style-name="T1">Z axi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699cm" svg:y1="20.685cm" svg:x2="18.144cm" svg:y2="20.685cm">
          <text:p/>
        </draw:line>
        <draw:custom-shape draw:style-name="gr11" draw:text-style-name="P1" draw:layer="layout" svg:width="4.129cm" svg:height="1.905cm" svg:x="3.22cm" svg:y="19.7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129cm" svg:height="1.905cm" svg:x="11.476cm" svg:y="19.7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635cm" svg:x="16.556cm" svg:y="20.05cm">
          <text:p text:style-name="P6"><text:span text:style-name="T1">Y axis </text:span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905cm" svg:height="0.635cm" svg:x="5.444cm" svg:y="21.637cm">
          <text:p text:style-name="P8"><text:span text:style-name="T2">screen plan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905cm" svg:height="0.635cm" svg:x="14.334cm" svg:y="21.637cm">
          <text:p text:style-name="P8"><text:span text:style-name="T2">screen plan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905cm" svg:height="0.635cm" svg:x="2.904cm" svg:y="23.859cm">
          <text:p text:style-name="P8"><text:span text:style-name="T2">Goes out of scree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905cm" svg:height="0.635cm" svg:x="11.159cm" svg:y="24.177cm">
          <text:p text:style-name="P8"><text:span text:style-name="T2">Goes out of scree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635cm" svg:x="2.27cm" svg:y="12.112cm">
          <text:p text:style-name="P6"><text:span text:style-name="T1">Z axi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2" draw:text-style-name="P1" draw:layer="layout" svg:width="10.16cm" svg:height="6.35cm" svg:x="4.81cm" svg:y="11.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635cm" svg:x="4.492cm" svg:y="17.827cm">
          <text:p text:style-name="P6"><text:span text:style-name="T1">X axi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635cm" svg:x="4.492cm" svg:y="6.08cm">
          <text:p text:style-name="P6"><text:span text:style-name="T1">OpenGL </text:span><text:span text:style-name="T1">Default </text:span><text:span text:style-name="T1">Coordinat</text:span><text:span text:style-name="T1">e System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2.032cm" svg:height="0.635cm" svg:x="8.493cm" svg:y="11.477cm">
          <text:p text:style-name="P14"><text:span text:style-name="T4">Grap</text:span><text:span text:style-name="T4">hics </text:span><text:span text:style-name="T4">Wind</text:span><text:span text:style-name="T4">ow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1cm" svg:y1="17.509cm" svg:x2="4.81cm" svg:y2="15.287cm">
          <text:p/>
        </draw:line>
        <draw:line draw:style-name="gr3" draw:text-style-name="P2" draw:layer="layout" svg:x1="4.81cm" svg:y1="17.51cm" svg:x2="7.667cm" svg:y2="17.51cm">
          <text:p/>
        </draw:line>
        <draw:custom-shape draw:style-name="gr7" draw:text-style-name="P7" draw:layer="layout" svg:width="1.905cm" svg:height="0.635cm" svg:x="2.905cm" svg:y="16.557cm">
          <text:p text:style-name="P6"><text:span text:style-name="T1">Y axi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1cm" svg:y1="11.159cm" svg:x2="4.81cm" svg:y2="12.747cm">
          <text:p/>
        </draw:line>
        <draw:line draw:style-name="gr3" draw:text-style-name="P2" draw:layer="layout" svg:x1="4.81cm" svg:y1="11.16cm" svg:x2="7.18cm" svg:y2="11.16cm">
          <text:p/>
        </draw:line>
        <draw:custom-shape draw:style-name="gr7" draw:text-style-name="P7" draw:layer="layout" svg:width="1.905cm" svg:height="0.635cm" svg:x="5.127cm" svg:y="10.525cm">
          <text:p text:style-name="P6"><text:span text:style-name="T1">X axi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635cm" svg:x="2.905cm" svg:y="11.795cm">
          <text:p text:style-name="P6"><text:span text:style-name="T1">Y axis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35cm" svg:height="0.634cm" svg:x="4.492cm" svg:y="10.873cm">
          <text:p text:style-name="P3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905cm" svg:height="0.635cm" svg:x="4.491cm" svg:y="17.827cm">
          <text:p text:style-name="P6"><text:span text:style-name="T1">X</text:span><text:span text:style-name="T1"> </text:span><text:span text:style-name="T1">a</text:span><text:span text:style-name="T1">x</text:span><text:span text:style-name="T1">i</text:span><text:span text:style-name="T1">s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809cm" svg:y1="17.51cm" svg:x2="7.666cm" svg:y2="17.51cm">
          <text:p/>
        </draw:line>
        <draw:custom-shape draw:style-name="gr7" draw:text-style-name="P7" draw:layer="layout" svg:width="1.905cm" svg:height="0.635cm" svg:x="2.904cm" svg:y="16.557cm">
          <text:p text:style-name="P6"><text:span text:style-name="T1">Y axis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35cm" svg:height="0.634cm" svg:x="4.492cm" svg:y="17.192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905cm" svg:height="0.635cm" svg:x="9.255cm" svg:y="14.97cm">
          <text:p text:style-name="P6"><text:span text:style-name="T1">X axi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573cm" svg:y1="14.652cm" svg:x2="9.573cm" svg:y2="12.43cm">
          <text:p/>
        </draw:line>
        <draw:line draw:style-name="gr3" draw:text-style-name="P2" draw:layer="layout" svg:x1="9.573cm" svg:y1="14.653cm" svg:x2="12.43cm" svg:y2="14.653cm">
          <text:p/>
        </draw:line>
        <draw:custom-shape draw:style-name="gr7" draw:text-style-name="P7" draw:layer="layout" svg:width="1.905cm" svg:height="0.635cm" svg:x="7.668cm" svg:y="13.7cm">
          <text:p text:style-name="P6"><text:span text:style-name="T1">Y axi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635cm" svg:x="10.207cm" svg:y="14.017cm">
          <text:p text:style-name="P6"><text:span text:style-name="T1">X axis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572cm" svg:y1="14.653cm" svg:x2="12.429cm" svg:y2="14.653cm">
          <text:p/>
        </draw:line>
        <draw:custom-shape draw:style-name="gr7" draw:text-style-name="P7" draw:layer="layout" svg:width="1.905cm" svg:height="0.635cm" svg:x="7.667cm" svg:y="13.7cm">
          <text:p text:style-name="P6"><text:span text:style-name="T1">Y axis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635cm" svg:height="0.634cm" svg:x="9.255cm" svg:y="14.335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5" draw:text-style-name="P16" draw:layer="measurelines" svg:x1="14.97cm" svg:y1="11.16cm" svg:x2="14.97cm" svg:y2="17.51cm">
          <text:p text:style-name="P16"><text:span text:style-name="T2"><text:measure text:kind="gap"/></text:span><text:span text:style-name="T2">height</text:span></text:p>
        </draw:measure>
        <draw:measure draw:style-name="gr16" draw:text-style-name="P3" draw:layer="layout" svg:x1="4.81cm" svg:y1="10.942cm" svg:x2="14.97cm" svg:y2="10.942cm">
          <text:p text:style-name="P16"><text:span text:style-name="T2"><text:measure text:kind="gap"/></text:span><text:span text:style-name="T2">width</text:span></text:p>
        </draw:measure>
        <draw:measure draw:style-name="gr16" draw:text-style-name="P3" draw:layer="measurelines" svg:x1="4.81cm" svg:y1="15.97cm" svg:x2="9.572cm" svg:y2="15.97cm">
          <text:p text:style-name="P16"><text:span text:style-name="T2">width / 2</text:span></text:p>
        </draw:measure>
        <draw:measure draw:style-name="gr17" draw:text-style-name="P16" draw:layer="measurelines" svg:x1="11.795cm" svg:y1="14.652cm" svg:x2="11.795cm" svg:y2="17.51cm">
          <text:p text:style-name="P16"><text:span text:style-name="T2">height / </text:span><text:span text:style-name="T2">2</text:span>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opacity draw:name="Transparency_20_2" draw:display-name="Transparency 2" draw:style="square" draw:cx="50%" draw:cy="50%" draw:start="100%" draw:end="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01T19:36:12.030480998</meta:creation-date>
    <dc:date>2021-03-01T21:44:13.285099149</dc:date>
    <meta:editing-duration>PT46M29S</meta:editing-duration>
    <meta:editing-cycles>6</meta:editing-cycles>
    <meta:generator>LibreOffice/7.0.3.1$Linux_X86_64 LibreOffice_project/00$Build-1</meta:generator>
    <meta:document-statistic meta:object-count="69"/>
  </office:meta>
</office:document-meta>
</file>